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8pt" style:font-name-asian="Arial1" style:font-size-asian="18pt" style:font-name-complex="Arial1" style:font-size-complex="18pt"/>
    </style:style>
    <style:style style:name="P2" style:family="paragraph" style:parent-style-name="Standard">
      <style:paragraph-properties style:text-autospace="none"/>
      <style:text-properties style:font-name="Arial1" fo:font-size="18pt" style:font-name-asian="Arial1" style:font-size-asian="18pt" style:font-name-complex="Arial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lim da toridualni ferit nije dobar zato sto ima malu Effective area (ispada da se ne racuna bas kao poprjecni prjesjek). Inace bi bio dobar jer ima malo rasipanja.</text:p>
      <text:p text:style-name="Standard"/>
      <text:p text:style-name="Standard">Ispada da moram naci minimalni broj namotaja. Onda namotam koliko mogu na sekundar (npr .primar 5, sekundar 50), Onda iz toga vidim koliki mogu imati napon na sekundaru. </text:p>
      <text:p text:style-name="Standard">Npr. ako je primar 60Vpp, onda na sekundaru mogu dobiti 600Vpp. To znaci da je struja na 6App ako je 100 Ohma. Na primaru moram obezbjediti 60App</text:p>
      <text:p text:style-name="Standard"/>
      <text:p text:style-name="Standard">Ako je transducer 200 Ohma, onda moram smanjiti struju na primaaru na 30A (smanjiti DAC sinusoidu) tako da na sekundaru imam 3A, 600V, odnosno na primaru 60Vpp</text:p>
      <text:p text:style-name="Standard"/>
      <text:p text:style-name="Standard"/>
      <text:p text:style-name="Standard">Haris u Skype, kako zapoceti:</text:p>
      <text:p text:style-name="Standard">1. uzmes jezgro Koje ti odgovara po velicini</text:p>
      <text:p text:style-name="Standard">2. na osnovu osobina jezgra i volt-sekund balanca odredis koji je minimalni broj namotaja koj ti treba n=(V * deltaT)/ B*Ac <text:s/>(napon u jednoj poluperiodi kroz maximalnu saturaciju i poprecni presjek jezgre) tu dobijes minimalni broj namotaja koji ti trebaju da ne bi zasitio jezgru ( a sa tim minimalnim brojem namotaja dobijes i minimalnu induktivnost jer u=Ldi/dt, ako je L malo onda imas puno struje sto zasiti jezgru)</text:p>
      <text:p text:style-name="Standard">3. kada uzmes broj namotaja za primar onda odredis induktivnost L=n*n*Al (Al je uvijek zadato za svaku jezgru) i onda odmah mozes odrediti koliko ti namotaja treba na sekundaru ako znas koliki ti napon treba</text:p>
      <text:p text:style-name="Standard"/>
      <text:p text:style-name="Standard">4. struja na sekundaru je rezultat opterecenja sekundara, znaci zavisi samo od indukovanog napona na sekundaru i ta struja koja tece kroz Transformator nije struja magnetizacije nego je to struja opterecenja i ona moze biti mnogo veca (za idelani Transformator bi ogla biti beskonacna)</text:p>
      <text:p text:style-name="Standard"/>
      <text:p text:style-name="Standard">5. ako sada ne mozes uklopiti toliko broj namotaja i taj omjer koji ti treba da bi povecao struju onda se vracas na pocetak da uzmes drugu jezgru koja je veca ili smanjujes zicu koju koristis</text:p>
      <text:p text:style-name="Standard"/>
      <text:p text:style-name="Standard">6. ako krenes malo dublje ulaziti u strukturu transformatora mozes Naci ovakvu formulu koja kaze da zapravo pravi induktivitet magnetisanja je zapravo Lm=n1*n2/ Reluktansa, a reluktansa je Rel=duzina magnetnog puta / permeabilnost * poprecni presjek</text:p>
      <text:p text:style-name="Standard"/>
      <text:p text:style-name="Standard">ona zavisi samo od parametara jezgre</text:p>
      <text:p text:style-name="Standard"/>
      <text:p text:style-name="Standard">kada se to sve odredi onda trazis nacin kako namotati tako da imas coupling koeficijent skoro 1 (0.98 0.99 je izvodivo poprilicno lako)</text:p>
      <text:p text:style-name="Standard"/>
      <text:p text:style-name="Standard"/>
      <text:p text:style-name="P1">Saturation is caused by excessive applied volt-seconds</text:p>
      <text:p text:style-name="P1"/>
      <text:p text:style-name="Standard"/>
      <text:p text:style-name="P1">The conventional transformer saturates when the applied winding voltseconds</text:p>
      <text:p text:style-name="P1">are too large. Addition of an air gap has no effect on <text:soft-page-break/>saturation.</text:p>
      <text:p text:style-name="P1">Saturation can be prevented by increasing the core cross-sectional area,</text:p>
      <text:p text:style-name="P2">or by increasing the number of primary tur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8T23:39:35.52</meta:creation-date>
    <meta:editing-duration>PT36M6S</meta:editing-duration>
    <meta:editing-cycles>3</meta:editing-cycles>
    <meta:generator>OpenOffice/4.1.3$Win32 OpenOffice.org_project/413m1$Build-9783</meta:generator>
    <dc:date>2018-12-09T00:15:13.35</dc:date>
    <meta:document-statistic meta:table-count="0" meta:image-count="0" meta:object-count="0" meta:page-count="2" meta:paragraph-count="18" meta:word-count="419" meta:character-count="2548"/>
  </office:meta>
</office:document-meta>
</file>